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Ruda" svg:font-family="Ruda" style:font-family-generic="roman" style:font-pitch="variable"/>
    <style:font-face style:name="Ruda-Bold" svg:font-family="Ruda-Bold"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nionPro-Regular" svg:font-family="MinionPro-Regular" style:font-family-generic="system" style:font-pitch="variable"/>
  </office:font-face-decls>
  <office:automatic-styles>
    <style:style style:name="P1" style:family="paragraph" style:parent-style-name="_5b_Basic_20_Paragraph_5d_">
      <style:paragraph-properties fo:margin-top="0cm" fo:margin-bottom="0cm" loext:contextual-spacing="false"/>
    </style:style>
    <style:style style:name="P2" style:family="paragraph" style:parent-style-name="_5b_Basic_20_Paragraph_5d_">
      <style:paragraph-properties fo:margin-top="0cm" fo:margin-bottom="0cm" loext:contextual-spacing="false"/>
      <style:text-properties style:text-outline="false" style:font-name="Ruda-Bold" fo:font-size="18pt" fo:font-weight="bold" style:font-size-asian="18pt" style:font-weight-asian="bold"/>
    </style:style>
    <style:style style:name="P3" style:family="paragraph" style:parent-style-name="_5b_Basic_20_Paragraph_5d_">
      <style:paragraph-properties fo:margin-top="0cm" fo:margin-bottom="0cm" loext:contextual-spacing="false"/>
      <style:text-properties style:text-outline="false" style:font-name="Ruda"/>
    </style:style>
    <style:style style:name="P4" style:family="paragraph" style:parent-style-name="_5b_Basic_20_Paragraph_5d_">
      <style:paragraph-properties fo:margin-top="0cm" fo:margin-bottom="0cm" loext:contextual-spacing="false"/>
      <style:text-properties fo:color="#d80000" style:text-outline="false" style:font-name="Ruda"/>
    </style:style>
    <style:style style:name="P5" style:family="paragraph" style:parent-style-name="_5b_Basic_20_Paragraph_5d_">
      <style:paragraph-properties fo:margin-top="0cm" fo:margin-bottom="0cm" loext:contextual-spacing="false"/>
      <style:text-properties fo:color="#d80000" style:text-outline="false" style:font-name="Ruda" officeooo:paragraph-rsid="0018e9c6"/>
    </style:style>
    <style:style style:name="P6" style:family="paragraph" style:parent-style-name="_5b_Basic_20_Paragraph_5d_">
      <style:paragraph-properties fo:margin-top="0cm" fo:margin-bottom="0cm" loext:contextual-spacing="false"/>
      <style:text-properties fo:color="#00ffff" style:text-outline="false" style:font-name="Ruda"/>
    </style:style>
    <style:style style:name="P7" style:family="paragraph" style:parent-style-name="_5b_Basic_20_Paragraph_5d_">
      <style:paragraph-properties fo:margin-top="0cm" fo:margin-bottom="0cm" loext:contextual-spacing="false"/>
      <style:text-properties style:font-name="Arial" fo:language="de" fo:country="DE"/>
    </style:style>
    <style:style style:name="P8" style:family="paragraph" style:parent-style-name="_5b_Basic_20_Paragraph_5d_">
      <style:paragraph-properties fo:margin-top="0cm" fo:margin-bottom="0cm" loext:contextual-spacing="false"/>
      <style:text-properties style:font-name="Arial" fo:language="de" fo:country="DE" officeooo:rsid="0012adef" officeooo:paragraph-rsid="0012adef"/>
    </style:style>
    <style:style style:name="P9" style:family="paragraph" style:parent-style-name="_5b_Basic_20_Paragraph_5d_">
      <style:paragraph-properties fo:margin-top="0cm" fo:margin-bottom="0cm" loext:contextual-spacing="false"/>
      <style:text-properties style:font-name="Arial" fo:language="de" fo:country="DE" officeooo:rsid="00131396" officeooo:paragraph-rsid="00131396"/>
    </style:style>
    <style:style style:name="P10" style:family="paragraph" style:parent-style-name="_5b_Basic_20_Paragraph_5d_">
      <style:paragraph-properties fo:margin-top="0cm" fo:margin-bottom="0cm" loext:contextual-spacing="false"/>
      <style:text-properties style:font-name="Arial" fo:language="de" fo:country="DE" officeooo:rsid="00131396" officeooo:paragraph-rsid="0019bbb3"/>
    </style:style>
    <style:style style:name="P11" style:family="paragraph" style:parent-style-name="_5b_Basic_20_Paragraph_5d_">
      <style:paragraph-properties fo:margin-top="0cm" fo:margin-bottom="0cm" loext:contextual-spacing="false"/>
      <style:text-properties style:font-name="Arial" fo:language="de" fo:country="DE" officeooo:rsid="00159c87" officeooo:paragraph-rsid="00159c87"/>
    </style:style>
    <style:style style:name="P12" style:family="paragraph" style:parent-style-name="_5b_Basic_20_Paragraph_5d_">
      <style:paragraph-properties fo:margin-top="0cm" fo:margin-bottom="0cm" loext:contextual-spacing="false"/>
      <style:text-properties style:font-name="Arial" fo:language="de" fo:country="DE" officeooo:rsid="0016dfac" officeooo:paragraph-rsid="0016dfac"/>
    </style:style>
    <style:style style:name="P13" style:family="paragraph" style:parent-style-name="_5b_Basic_20_Paragraph_5d_">
      <style:paragraph-properties fo:margin-top="0cm" fo:margin-bottom="0cm" loext:contextual-spacing="false"/>
      <style:text-properties officeooo:paragraph-rsid="000e7819"/>
    </style:style>
    <style:style style:name="P14" style:family="paragraph" style:parent-style-name="_5b_Basic_20_Paragraph_5d_">
      <style:text-properties style:font-name="Arial"/>
    </style:style>
    <style:style style:name="P15" style:family="paragraph" style:parent-style-name="_5b_Basic_20_Paragraph_5d_">
      <style:text-properties style:font-name="Arial" fo:language="de" fo:country="DE"/>
    </style:style>
    <style:style style:name="P16" style:family="paragraph" style:parent-style-name="_5b_Basic_20_Paragraph_5d_">
      <style:text-properties style:font-name="Arial" fo:language="de" fo:country="DE" officeooo:rsid="0010609a" officeooo:paragraph-rsid="0010609a"/>
    </style:style>
    <style:style style:name="P17" style:family="paragraph" style:parent-style-name="_5b_Basic_20_Paragraph_5d_">
      <style:text-properties style:font-name="Arial" fo:language="de" fo:country="DE" officeooo:rsid="001c6425" officeooo:paragraph-rsid="001c6425"/>
    </style:style>
    <style:style style:name="P18" style:family="paragraph" style:parent-style-name="_5b_Basic_20_Paragraph_5d_">
      <style:text-properties officeooo:paragraph-rsid="000e7819"/>
    </style:style>
    <style:style style:name="P19" style:family="paragraph" style:parent-style-name="_5b_Basic_20_Paragraph_5d_">
      <style:text-properties officeooo:paragraph-rsid="000f97f0"/>
    </style:style>
    <style:style style:name="P20" style:family="paragraph" style:parent-style-name="_5b_Basic_20_Paragraph_5d_">
      <style:text-properties officeooo:paragraph-rsid="0010afac"/>
    </style:style>
    <style:style style:name="P21" style:family="paragraph" style:parent-style-name="_5b_Basic_20_Paragraph_5d_">
      <style:text-properties officeooo:paragraph-rsid="0012adef"/>
    </style:style>
    <style:style style:name="P22" style:family="paragraph" style:parent-style-name="_5b_Basic_20_Paragraph_5d_">
      <style:text-properties officeooo:paragraph-rsid="00159c87"/>
    </style:style>
    <style:style style:name="P23" style:family="paragraph" style:parent-style-name="_5b_Basic_20_Paragraph_5d_">
      <style:text-properties style:text-outline="false" style:font-name="Ruda" officeooo:paragraph-rsid="00188185"/>
    </style:style>
    <style:style style:name="P24" style:family="paragraph" style:parent-style-name="_5b_Basic_20_Paragraph_5d_">
      <style:text-properties officeooo:paragraph-rsid="00188185"/>
    </style:style>
    <style:style style:name="P25" style:family="paragraph" style:parent-style-name="_5b_Basic_20_Paragraph_5d_">
      <style:text-properties officeooo:paragraph-rsid="0018e9c6"/>
    </style:style>
    <style:style style:name="P26" style:family="paragraph" style:parent-style-name="_5b_Basic_20_Paragraph_5d_">
      <style:text-properties fo:color="#d80000" style:text-outline="false" style:font-name="Ruda"/>
    </style:style>
    <style:style style:name="P27" style:family="paragraph" style:parent-style-name="_5b_Basic_20_Paragraph_5d_">
      <style:text-properties officeooo:paragraph-rsid="001de58b"/>
    </style:style>
    <style:style style:name="P28" style:family="paragraph" style:parent-style-name="_5b_Basic_20_Paragraph_5d_">
      <style:text-properties style:font-name="Arial" fo:language="de" fo:country="DE"/>
    </style:style>
    <style:style style:name="P29" style:family="paragraph" style:parent-style-name="_5b_Basic_20_Paragraph_5d_">
      <style:text-properties style:font-name="Arial" fo:language="de" fo:country="DE" officeooo:paragraph-rsid="001efcc7"/>
    </style:style>
    <style:style style:name="P30" style:family="paragraph" style:parent-style-name="_5b_Basic_20_Paragraph_5d_">
      <style:text-properties style:font-name="Arial" fo:language="de" fo:country="DE" officeooo:rsid="001efcc7"/>
    </style:style>
    <style:style style:name="P31" style:family="paragraph" style:parent-style-name="_5b_Basic_20_Paragraph_5d_">
      <style:text-properties style:font-name="Arial" fo:language="de" fo:country="DE" officeooo:rsid="0010609a" officeooo:paragraph-rsid="0010609a"/>
    </style:style>
    <style:style style:name="P32" style:family="paragraph" style:parent-style-name="_5b_Basic_20_Paragraph_5d_">
      <style:text-properties style:font-name="Arial" fo:language="de" fo:country="DE" officeooo:paragraph-rsid="00201179"/>
    </style:style>
    <style:style style:name="P33" style:family="paragraph" style:parent-style-name="_5b_Basic_20_Paragraph_5d_">
      <style:text-properties officeooo:paragraph-rsid="00201179"/>
    </style:style>
    <style:style style:name="P34" style:family="paragraph" style:parent-style-name="_5b_Basic_20_Paragraph_5d_">
      <style:paragraph-properties fo:margin-top="0cm" fo:margin-bottom="0cm" loext:contextual-spacing="false"/>
      <style:text-properties style:font-name="Arial" fo:language="de" fo:country="DE"/>
    </style:style>
    <style:style style:name="T1" style:family="text">
      <style:text-properties style:text-outline="false" style:font-name="Arial" fo:font-size="30pt" fo:language="de" fo:country="DE" fo:font-weight="bold" style:font-size-asian="30pt" style:font-weight-asian="bold"/>
    </style:style>
    <style:style style:name="T2" style:family="text">
      <style:text-properties style:text-outline="false" style:font-name="Arial" fo:font-size="18pt" fo:language="de" fo:country="DE" fo:font-weight="bold" style:font-size-asian="18pt" style:font-weight-asian="bold"/>
    </style:style>
    <style:style style:name="T3" style:family="text">
      <style:text-properties style:text-outline="false" style:font-name="Arial" fo:font-size="18pt" fo:language="de" fo:country="DE" fo:font-weight="bold" officeooo:rsid="001c6425" style:font-size-asian="18pt" style:font-weight-asian="bold"/>
    </style:style>
    <style:style style:name="T4" style:family="text">
      <style:text-properties style:text-outline="false" style:font-name="Arial" fo:font-size="18pt" fo:language="de" fo:country="DE" fo:font-weight="bold" officeooo:rsid="001efcc7" style:font-size-asian="18pt" style:font-weight-asian="bold"/>
    </style:style>
    <style:style style:name="T5" style:family="text">
      <style:text-properties style:text-outline="false" style:font-name="Arial" fo:font-size="18pt" fo:language="de" fo:country="DE" fo:font-weight="bold" officeooo:rsid="0010609a" style:font-size-asian="18pt" style:font-weight-asian="bold"/>
    </style:style>
    <style:style style:name="T6" style:family="text">
      <style:text-properties style:text-outline="false" style:font-name="Arial" fo:language="de" fo:country="DE"/>
    </style:style>
    <style:style style:name="T7" style:family="text">
      <style:text-properties style:text-outline="false" style:font-name="Arial" fo:language="de" fo:country="DE" officeooo:rsid="000e7819"/>
    </style:style>
    <style:style style:name="T8" style:family="text">
      <style:text-properties style:text-outline="false" style:font-name="Arial" fo:language="de" fo:country="DE" officeooo:rsid="000f97f0"/>
    </style:style>
    <style:style style:name="T9" style:family="text">
      <style:text-properties style:text-outline="false" style:font-name="Arial" fo:language="de" fo:country="DE" officeooo:rsid="0010609a"/>
    </style:style>
    <style:style style:name="T10" style:family="text">
      <style:text-properties style:text-outline="false" style:font-name="Arial" fo:language="de" fo:country="DE" officeooo:rsid="0010adef"/>
    </style:style>
    <style:style style:name="T11" style:family="text">
      <style:text-properties style:text-outline="false" style:font-name="Arial" fo:language="de" fo:country="DE" officeooo:rsid="0010afac"/>
    </style:style>
    <style:style style:name="T12" style:family="text">
      <style:text-properties style:text-outline="false" style:font-name="Arial" fo:language="de" fo:country="DE" officeooo:rsid="0012adef"/>
    </style:style>
    <style:style style:name="T13" style:family="text">
      <style:text-properties style:text-outline="false" style:font-name="Arial" fo:language="de" fo:country="DE" officeooo:rsid="00188185"/>
    </style:style>
    <style:style style:name="T14" style:family="text">
      <style:text-properties style:text-outline="false" style:font-name="Arial" fo:language="de" fo:country="DE" officeooo:rsid="001c6425"/>
    </style:style>
    <style:style style:name="T15" style:family="text">
      <style:text-properties style:text-outline="false" style:font-name="Arial" fo:language="de" fo:country="DE" officeooo:rsid="001de58b"/>
    </style:style>
    <style:style style:name="T16" style:family="text">
      <style:text-properties style:text-outline="false" style:font-name="Arial" fo:language="de" fo:country="DE" officeooo:rsid="001ea397"/>
    </style:style>
    <style:style style:name="T17" style:family="text">
      <style:text-properties fo:color="#00ffff" style:text-outline="false" style:font-name="Arial" fo:language="de" fo:country="DE"/>
    </style:style>
    <style:style style:name="T18" style:family="text">
      <style:text-properties fo:color="#d80000" style:text-outline="false" style:font-name="Arial" fo:language="de" fo:country="DE"/>
    </style:style>
    <style:style style:name="T19" style:family="text">
      <style:text-properties style:font-name="Arial" fo:language="de" fo:country="DE"/>
    </style:style>
    <style:style style:name="T20" style:family="text">
      <style:text-properties style:font-name="Arial" fo:language="de" fo:country="DE" officeooo:rsid="0010afac"/>
    </style:style>
    <style:style style:name="T21" style:family="text">
      <style:text-properties style:font-name="Arial" fo:language="de" fo:country="DE" officeooo:rsid="00188185"/>
    </style:style>
    <style:style style:name="T22" style:family="text">
      <style:text-properties fo:color="#000000" style:font-name="Arial" fo:language="de" fo:country="DE" officeooo:rsid="000e7819"/>
    </style:style>
    <style:style style:name="T23" style:family="text">
      <style:text-properties fo:color="#000000" style:font-name="Arial" fo:language="de" fo:country="DE" officeooo:rsid="0018e9c6"/>
    </style:style>
    <style:style style:name="T24" style:family="text">
      <style:text-properties fo:color="#000000" style:font-name="Arial" fo:language="de" fo:country="DE" officeooo:rsid="001de58b"/>
    </style:style>
    <style:style style:name="T25" style:family="text">
      <style:text-properties fo:color="#000000" style:text-outline="false" style:font-name="Arial" fo:language="de" fo:country="DE" officeooo:rsid="0010609a"/>
    </style:style>
    <style:style style:name="T26" style:family="text">
      <style:text-properties fo:color="#000000" style:text-outline="false" style:font-name="Arial" fo:language="de" fo:country="DE" officeooo:rsid="00159c87"/>
    </style:style>
    <style:style style:name="T27" style:family="text">
      <style:text-properties fo:color="#000000" style:text-outline="false" style:font-name="Arial" fo:language="de" fo:country="DE" officeooo:rsid="00188185"/>
    </style:style>
    <style:style style:name="T28" style:family="text">
      <style:text-properties fo:color="#000000" style:text-outline="false" style:font-name="Arial" fo:language="de" fo:country="DE" officeooo:rsid="0018e9c6"/>
    </style:style>
    <style:style style:name="T29" style:family="text">
      <style:text-properties fo:color="#000000" style:text-outline="false" style:font-name="Arial" fo:language="de" fo:country="DE" officeooo:rsid="001efcc7"/>
    </style:style>
    <style:style style:name="T30" style:family="text">
      <style:text-properties fo:color="#000000" style:text-outline="false" style:font-name="Arial" fo:language="de" fo:country="DE" officeooo:rsid="00201179"/>
    </style:style>
    <style:style style:name="T31" style:family="text">
      <style:text-properties officeooo:rsid="0010609a"/>
    </style:style>
    <style:style style:name="T32" style:family="text">
      <style:text-properties officeooo:rsid="0011d7ee"/>
    </style:style>
    <style:style style:name="T33" style:family="text">
      <style:text-properties officeooo:rsid="00131396"/>
    </style:style>
    <style:style style:name="T34" style:family="text">
      <style:text-properties officeooo:rsid="00188185"/>
    </style:style>
    <style:style style:name="T35" style:family="text">
      <style:text-properties officeooo:rsid="0019bbb3"/>
    </style:style>
    <style:style style:name="T36" style:family="text">
      <style:text-properties fo:language="de" fo:country="DE"/>
    </style:style>
    <style:style style:name="T37" style:family="text">
      <style:text-properties fo:language="de" fo:country="DE" officeooo:rsid="001c6425"/>
    </style:style>
    <style:style style:name="T38" style:family="text">
      <style:text-properties officeooo:rsid="001ea397"/>
    </style:style>
    <style:style style:name="T39" style:family="text">
      <style:text-properties officeooo:rsid="002011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_5b_Basic_20_Paragraph_5d_"><text:span text:style-name="h1"><text:span text:style-name="T1">GAME DESIGN DOCUMENT - GDD</text:span></text:span></text:p>
      <text:p text:style-name="P15"/>
      <text:p text:style-name="P15">Teamprojekt Game Developement - Game Design</text:p>
      <text:p text:style-name="P20"><text:span text:style-name="T19">Dozenten: Prof. Dr. Linda Breitlauch, </text:span><text:span text:style-name="T20">Prof. Dr. Christof Rezk-Salama</text:span><text:span text:style-name="T19"> - Projekt Abgabe bis 31.08.2014</text:span></text:p>
      <text:p text:style-name="P7"/>
      <text:p text:style-name="P15">Projekt Beteiligte: </text:p>
      <text:p text:style-name="P15">David Wichter, wichterd@hochschule-trier.de, DMS, Programmierung, System-Design</text:p>
      <text:p text:style-name="P15">Jonas Tsigos, tsigosj@hochschule-trier.de, IMD, Konzept, Story, Grafik-Design</text:p>
      <text:p text:style-name="P15">Yannick Assert, asserty@hochschule-trier.de, DMS, Programmierung, System-Design</text:p>
      <text:p text:style-name="P7"/>
      <text:p text:style-name="_5b_Basic_20_Paragraph_5d_"><text:span text:style-name="h1"><text:span text:style-name="T1">Inhaltsverzeichnis</text:span></text:span></text:p>
      <text:p text:style-name="P7"/>
      <text:p text:style-name="_5b_Basic_20_Paragraph_5d_"><text:span text:style-name="h1"><text:span text:style-name="T1">I. Game Overview</text:span></text:span></text:p>
      <text:p text:style-name="P3"><text:span text:style-name="p-Eigene-Inhalte"><text:span text:style-name="T19"/></text:span></text:p>
      <text:p text:style-name="_5b_Basic_20_Paragraph_5d_"><text:span text:style-name="p-Eigene-Inhalte"><text:span text:style-name="T6">Eines Tages entdeckt die junge Raupe Eruca, dass die Welt noch weiter </text:span></text:span><text:span text:style-name="p-Eigene-Inhalte"><text:span text:style-name="T15">reicht</text:span></text:span><text:span text:style-name="p-Eigene-Inhalte"><text:span text:style-name="T6"> als bis zu </text:span></text:span><text:span text:style-name="p-Eigene-Inhalte"><text:span text:style-name="T15">ihrem</text:span></text:span><text:span text:style-name="p-Eigene-Inhalte"><text:span text:style-name="T6"> </text:span></text:span><text:span text:style-name="p-Eigene-Inhalte"><text:span text:style-name="T15">bekannten </text:span></text:span><text:span text:style-name="p-Eigene-Inhalte"><text:span text:style-name="T6">Baum. <text:s/></text:span></text:span><text:span text:style-name="p-Eigene-Inhalte"><text:span text:style-name="T15">S</text:span></text:span><text:span text:style-name="p-Eigene-Inhalte"><text:span text:style-name="T6">ie beschließt </text:span></text:span><text:span text:style-name="p-Eigene-Inhalte"><text:span text:style-name="T15">eines Tages </text:span></text:span><text:span text:style-name="p-Eigene-Inhalte"><text:span text:style-name="T6">sich auf eine abenteuerliche Reise zu begeben. </text:span></text:span><text:span text:style-name="p-Eigene-Inhalte"><text:span text:style-name="T15">Dabei entdeckt Eruca nach und nach neue Umgebungen und wird mit neuen Herrausforderungen konfrontiert. </text:span></text:span><text:span text:style-name="p-Eigene-Inhalte"><text:span text:style-name="T16">Sie kricht immer weiter</text:span></text:span></text:p>
      <text:p text:style-name="P3"><text:span text:style-name="p-Eigene-Inhalte"><text:span text:style-name="T19"/></text:span></text:p>
      <text:p text:style-name="P4"><text:span text:style-name="p-Erläuterungen"><text:span text:style-name="T19"/></text:span></text:p>
      <text:p text:style-name="P4"><text:span text:style-name="p-Erläuterungen"><text:span text:style-name="T19"/></text:span></text:p>
      <text:p text:style-name="_5b_Basic_20_Paragraph_5d_"><text:span text:style-name="h2"><text:span text:style-name="T2">Einführung / Introduction</text:span></text:span></text:p>
      <text:p text:style-name="_5b_Basic_20_Paragraph_5d_"/>
      <text:p text:style-name="_5b_Basic_20_Paragraph_5d_"><text:span text:style-name="p-Erläuterungen"><text:span text:style-name="T18"/></text:span></text:p>
      <text:p text:style-name="_5b_Basic_20_Paragraph_5d_"><text:span text:style-name="p-Eigene-Inhalte"><text:span text:style-name="T6">Dieses Dokument beinhaltet die Konzeption, Planung und Entwicklung eines PC (Android, iOs) 2D-Jump&amp;Run </text:span></text:span><text:span text:style-name="p-Eigene-Inhalte"><text:span text:style-name="T11">S</text:span></text:span><text:span text:style-name="p-Eigene-Inhalte"><text:span text:style-name="T6">ide</text:span></text:span><text:span text:style-name="p-Eigene-Inhalte"><text:span text:style-name="T11">s</text:span></text:span><text:span text:style-name="p-Eigene-Inhalte"><text:span text:style-name="T6">croller-Spiels </text:span></text:span><text:span text:style-name="p-Eigene-Inhalte"><text:span text:style-name="T11">für ein Medienprojekt im Zuge des Studiums an der Hochschule Trier. Es ist </text:span></text:span><text:span text:style-name="p-Eigene-Inhalte"><text:span text:style-name="T15">zum einen</text:span></text:span><text:span text:style-name="p-Eigene-Inhalte"><text:span text:style-name="T11"> für die betreuenden Dozenten gedacht, damit diese sich ein Bild vom Spielkonzept machen können </text:span></text:span><text:span text:style-name="p-Eigene-Inhalte"><text:span text:style-name="T15">und zum anderen dient es der gemeinsamen Konzeptklärung im Entwicklerteam </text:span></text:span><text:span text:style-name="p-Eigene-Inhalte"><text:span text:style-name="T11">. </text:span></text:span></text:p>
      <text:p text:style-name="P7"/>
      <text:p text:style-name="P7"/>
      <text:p text:style-name="_5b_Basic_20_Paragraph_5d_"><text:span text:style-name="h2"><text:span text:style-name="T2">Vision Statement</text:span></text:span></text:p>
      <text:p text:style-name="P6"><text:span text:style-name="p-Beispiele"><text:span text:style-name="T19"/></text:span></text:p>
      <text:p text:style-name="P13"><text:span text:style-name="p-Beispiele"><text:span text:style-name="T22">In „Eruca – Soon a Coocoon“ spielt man die Raupe Eruca, die auf der Suche nach „Vitaminen“ </text:span></text:span><text:span text:style-name="p-Beispiele"><text:span text:style-name="T24">in Form von Früchten</text:span></text:span><text:span text:style-name="p-Beispiele"><text:span text:style-name="T22"> ist um ihre Metamorphose zu einem wunderschönen Schmetterling zu beginnen. Auf ihrem Weg muss sie Tücken und gefährliche Raubtiere überwinden um so lang wie möglich zu wachsen und sich durch das Level schlängeln um letztendlich zu einem Kokon zu werden. Aber der Weg ist beschwerlich, denn mit jedem Treffer den sie einsteckt schrumpft sie ein kleines Stück, und sie muss sich hüten nicht völlig zu verschwinden... </text:span></text:span></text:p>
      <text:p text:style-name="P2"/>
      <text:p text:style-name="P2"><text:span text:style-name="h2"><text:span text:style-name="T19"/></text:span></text:p>
      <text:p text:style-name="_5b_Basic_20_Paragraph_5d_"><text:soft-page-break/><text:span text:style-name="h2"><text:span text:style-name="T2">Feature List / Use Cases</text:span></text:span></text:p>
      <text:p text:style-name="P3"><text:span text:style-name="p-Eigene-Inhalte"><text:span text:style-name="T19"/></text:span></text:p>
      <text:p text:style-name="P18"><text:span text:style-name="p-Eigene-Inhalte"><text:span text:style-name="T6">Der Spieler steuert die Raupe von links nach rechts über teils bewegliche Plattformen, über Abgründe und vorbei an Gegnern durch aufregende Levels bis an ihr Ziel. Eine Besonderheit ist der Körper des Charakters. Dieses fungiert auch als “Energie”-Anzeige. Die Raupe besteht aus 1-10 Segmenten, welche sich bei Kollision abtrennen können </text:span></text:span><text:span text:style-name="p-Eigene-Inhalte"><text:span text:style-name="T7">und letztendlich in einem Lebensverlust münden wenn das letzte Segment verloren wird.</text:span></text:span></text:p>
      <text:p text:style-name="P19"><text:span text:style-name="p-Eigene-Inhalte"><text:span text:style-name="T6">Durch geschickte Nahrungsaufnahme (Items) kann die Raupe ihren Körper wiederherstellen. </text:span></text:span><text:span text:style-name="p-Eigene-Inhalte"><text:span text:style-name="T8">Durch einen möglichst langen Körper entsteht eine interessante Jump'n'Run-Dynamik, da der Spieler darauf achten muss, weder mit dem Raupenkopf noch mit dem „Raupen-Schwanz“ getroffen zu werden. Bei zunehmender Körperlänge stellt sich außerdem ein fließendes Spielgefühl ein, da sich Bewegungen des Kopfes in schlangenartiger Manier durch den Körper bewegen und der Spielspaß sich aus dem Verhalten der Raupe schöpft. </text:span></text:span></text:p>
      <text:p text:style-name="P19"><text:span text:style-name="p-Eigene-Inhalte"><text:span text:style-name="T6"/></text:span></text:p>
      <text:p text:style-name="P19"><text:span text:style-name="p-Eigene-Inhalte"><text:span text:style-name="T8">Zum Fähigkeiten-Repertoire von Eruca gehört das Rennen </text:span></text:span><text:span text:style-name="p-Eigene-Inhalte"><text:span text:style-name="T15">(Pfeiltasten) </text:span></text:span><text:span text:style-name="p-Eigene-Inhalte"><text:span text:style-name="T8">und Springen </text:span></text:span><text:span text:style-name="p-Eigene-Inhalte"><text:span text:style-name="T15">(Space) </text:span></text:span><text:span text:style-name="p-Eigene-Inhalte"><text:span text:style-name="T8">zur grundlegenden Navigation durch das Level. Damit ein langer Körper nicht zum Nachteil in bestimmten prekären Situationen und engen Arealen führt, kann sie ihren Körper zusammenziehen </text:span></text:span><text:span text:style-name="p-Eigene-Inhalte"><text:span text:style-name="T15">(Shift-Taste) </text:span></text:span><text:span text:style-name="p-Eigene-Inhalte"><text:span text:style-name="T8">um weniger Platz einzunehmen. Außerdem kann sie auch an steilen Wänden und vertikalen Flächen „hoch springen“ um auf höhere Areale zu gelangen. </text:span></text:span></text:p>
      <text:p text:style-name="P19"><text:span text:style-name="p-Eigene-Inhalte"><text:span text:style-name="T8"/></text:span></text:p>
      <text:p text:style-name="P19"><text:span text:style-name="p-Eigene-Inhalte"><text:span text:style-name="T8">Ansonsten dient das Einsammeln von Früchten der Erhöhung des Punktestandes, welcher am Ende in eine Liste von Highscores eingetragen werden kann. Die Anzahl der Körpersegmente die beim Abschließen des Levels erreicht wurde, dient als Multiplikator für den Punktestand. So ergibt sich für Spieler, die daran interessiert sind, ihr Können zu verbessern und weiter in das Spiel abzutauchen, eine Möglichkeit, </text:span></text:span><text:span text:style-name="p-Eigene-Inhalte"><text:span text:style-name="T9">sich und ihre Freunde immer weiter zu übertrumpfen.</text:span></text:span></text:p>
      <text:p text:style-name="P2"><text:span text:style-name="h2"><text:span text:style-name="T19"/></text:span></text:p>
      <text:p text:style-name="_5b_Basic_20_Paragraph_5d_"><text:span text:style-name="h2"><text:span text:style-name="T2">Genre</text:span></text:span></text:p>
      <text:p text:style-name="P15"><text:span text:style-name="p-Erläuterungen"><text:span text:style-name="T18"/></text:span></text:p>
      <text:p text:style-name="P15"><text:span text:style-name="T32">„Eruca – Soon a Coocoon“ ist ein klassischer </text:span>2D-Jump<text:span text:style-name="T32">'n'</text:span>Run <text:span text:style-name="T31">S</text:span>ide<text:span text:style-name="T32">s</text:span>croller.</text:p>
      <text:p text:style-name="P15"/>
      <text:p text:style-name="P30"/>
      <text:p text:style-name="P29"/>
      <text:p text:style-name="P1"><text:span text:style-name="p-Erläuterungen"><text:span text:style-name="T18"/></text:span></text:p>
      <text:p text:style-name="_5b_Basic_20_Paragraph_5d_"><text:span text:style-name="h2"><text:span text:style-name="T2">Kurzexposé: </text:span></text:span></text:p>
      <text:p text:style-name="_5b_Basic_20_Paragraph_5d_"><text:span text:style-name="p-Erläuterungen"><text:span text:style-name="T18"/></text:span></text:p>
      <text:p text:style-name="P33"><text:span text:style-name="p-Erläuterungen"><text:span text:style-name="T25">Die Raupe Eruca hat bis jetzt immer ein entschleunigtes Leben ohne viel Aufregung geführt. Doch eines Tages dringt der Ruf der Natur an ihr Ohr und sie verspürt den Drang, die nächste Stufe ihres Daseins zu erlangen und sich in einen wunderschönen Schmetterling zu verwandeln. Da ihr dafür die notwendige Vitamine fehlen macht sie sich auf die Suche nach nährenden Früchten um letztendlich zum Kokon zu werden. Nachdem sie alle Gefahren hinter sich gelassen hat, schafft sie es letztendlich ihre Metamorphose zu beginnen. </text:span></text:span></text:p>
      <text:p text:style-name="P33"><text:span text:style-name="h2"><text:span text:style-name="T5"/></text:span></text:p>
      <text:p text:style-name="_5b_Basic_20_Paragraph_5d_"><text:span text:style-name="p-Beispiele"><text:span text:style-name="T17"/></text:span></text:p>
      <text:p text:style-name="P7"/>
      <text:p text:style-name="_5b_Basic_20_Paragraph_5d_"><text:span text:style-name="h2"><text:span text:style-name="T2">Zielgruppe / Zielsetzun</text:span></text:span><text:span text:style-name="h2"><text:span text:style-name="T3">g</text:span></text:span></text:p>
      <text:p text:style-name="P7"><text:soft-page-break/></text:p>
      <text:p text:style-name="P16">Durch kindgerechte Optik und Thematik und dennoch auf Geschicklichkeit basierendem Gameplay ist „Eruca - Soon a Coocoon“ für jede Altersklasse ab acht bis zwölf Jahren geeignet, bietet sich allerdings vor allem für ein junges Publikum an. <text:s text:c="3"/></text:p>
      <text:p text:style-name="P7"/>
      <text:p text:style-name="P7"/>
      <text:p text:style-name="P7"/>
      <text:p text:style-name="_5b_Basic_20_Paragraph_5d_"><text:span text:style-name="h1"><text:span text:style-name="T1">Zielsetzung:</text:span></text:span><text:span text:style-name="p-Erläuterungen"><text:span text:style-name="T18"> <text:s/></text:span></text:span></text:p>
      <text:p text:style-name="P4"><text:span text:style-name="p-Erläuterungen"><text:span text:style-name="T19"/></text:span></text:p>
      <text:p text:style-name="P16">Das Spiel soll in erster Linie eine vertrauliche und leichtherzige Atmosphäre aufbauen und den Spieler durch eine niedliche Optik und eine leicht schrullige und verrückte Spielfigur für sich gewinnen. </text:p>
      <text:p text:style-name="P16"/>
      <text:p text:style-name="P32"/>
      <text:p text:style-name="P7"/>
      <text:p text:style-name="_5b_Basic_20_Paragraph_5d_"><text:span text:style-name="h2"><text:span text:style-name="T2">Systemanforderungen</text:span></text:span></text:p>
      <text:p text:style-name="P3"><text:span text:style-name="p-Eigene-Inhalte"><text:span text:style-name="T19"/></text:span></text:p>
      <text:p text:style-name="_5b_Basic_20_Paragraph_5d_"><text:span text:style-name="p-Eigene-Inhalte"><text:span text:style-name="T6">PC Version: Mindestens Core2Duo, 1024 MB Ram Arbeitsspeicher, 100 MB freier Speicher</text:span></text:span></text:p>
      <text:p text:style-name="_5b_Basic_20_Paragraph_5d_"><text:span text:style-name="h2"><text:span text:style-name="T19"/></text:span></text:p>
      <text:p text:style-name="_5b_Basic_20_Paragraph_5d_"><text:span text:style-name="h2"><text:span text:style-name="T2">Hardware</text:span></text:span></text:p>
      <text:p text:style-name="_5b_Basic_20_Paragraph_5d_"><text:span text:style-name="p-Eigene-Inhalte"><text:span text:style-name="T6">Entwickelt und getestet wird mit PC </text:span></text:span><text:span text:style-name="p-Eigene-Inhalte"><text:span text:style-name="T14">und Mac.</text:span></text:span></text:p>
      <text:p text:style-name="P4"><text:span text:style-name="p-Erläuterungen"><text:span text:style-name="T19"/></text:span></text:p>
      <text:p text:style-name="_5b_Basic_20_Paragraph_5d_"><text:span text:style-name="h2"><text:span text:style-name="T2">Software</text:span></text:span></text:p>
      <text:p text:style-name="P4"><text:span text:style-name="p-Erläuterungen"><text:span text:style-name="T19"/></text:span></text:p>
      <text:p text:style-name="_5b_Basic_20_Paragraph_5d_"><text:span text:style-name="p-Eigene-Inhalte"><text:span text:style-name="T6">- Unity als Game-Engine </text:span></text:span><text:span text:style-name="p-Eigene-Inhalte"><text:span text:style-name="T15">und Entwicklungsumgebung</text:span></text:span></text:p>
      <text:p text:style-name="_5b_Basic_20_Paragraph_5d_"><text:span text:style-name="p-Eigene-Inhalte"><text:span text:style-name="T6">- Github zur Versionskontrolle </text:span></text:span><text:span text:style-name="p-Eigene-Inhalte"><text:span text:style-name="T15">im Team</text:span></text:span></text:p>
      <text:p text:style-name="P27"><text:span text:style-name="p-Eigene-Inhalte"><text:span text:style-name="T6">- OsX, Linux </text:span></text:span><text:span text:style-name="p-Eigene-Inhalte"><text:span text:style-name="T15">und Windwows </text:span></text:span><text:span text:style-name="p-Eigene-Inhalte"><text:span text:style-name="T6">als Betriebssystem</text:span></text:span><text:span text:style-name="p-Eigene-Inhalte"><text:span text:style-name="T15">e</text:span></text:span></text:p>
      <text:p text:style-name="_5b_Basic_20_Paragraph_5d_"><text:span text:style-name="p-Eigene-Inhalte"><text:span text:style-name="T6">- Photoshop für Grafik-Design</text:span></text:span></text:p>
      <text:p text:style-name="_5b_Basic_20_Paragraph_5d_"><text:span text:style-name="p-Eigene-Inhalte"><text:span text:style-name="T6">- </text:span></text:span><text:span text:style-name="p-Eigene-Inhalte"><text:span text:style-name="T10">Garageband, </text:span></text:span><text:span text:style-name="p-Eigene-Inhalte"><text:span text:style-name="T16">Audacity</text:span></text:span><text:span text:style-name="p-Eigene-Inhalte"><text:span text:style-name="T10"> für Sound-Design</text:span></text:span></text:p>
      <text:p text:style-name="_5b_Basic_20_Paragraph_5d_"><text:span text:style-name="p-Eigene-Inhalte"><text:span text:style-name="T6">- </text:span></text:span><text:span text:style-name="p-Eigene-Inhalte"><text:span text:style-name="T16">Libre/Open/MS Office</text:span></text:span><text:span text:style-name="p-Eigene-Inhalte"><text:span text:style-name="T6"> und Indesign für Dokumente</text:span></text:span></text:p>
      <text:p text:style-name="_5b_Basic_20_Paragraph_5d_"><text:span text:style-name="p-Eigene-Inhalte"><text:span text:style-name="T6">- </text:span></text:span><text:span text:style-name="p-Eigene-Inhalte"><text:span text:style-name="T16">Editor, </text:span></text:span><text:span text:style-name="p-Eigene-Inhalte"><text:span text:style-name="T6">Browser, Mail und Skype </text:span></text:span><text:span text:style-name="p-Eigene-Inhalte"><text:span text:style-name="T16">usw.</text:span></text:span></text:p>
      <text:p text:style-name="_5b_Basic_20_Paragraph_5d_"><text:span text:style-name="h2"><text:span text:style-name="T2"/></text:span></text:p>
      <text:p text:style-name="_5b_Basic_20_Paragraph_5d_"><text:span text:style-name="h2"><text:span text:style-name="T2">Team und Status Quo</text:span></text:span></text:p>
      <text:p text:style-name="P1"><text:span text:style-name="p-Erläuterungen"><text:span text:style-name="T18"/></text:span></text:p>
      <text:p text:style-name="P14"><text:span text:style-name="T36">Projekt</text:span><text:span text:style-name="T37">b</text:span><text:span text:style-name="T36">eteiligte: </text:span></text:p>
      <text:p text:style-name="P15">David Wichter, DMS, Programmierung, System-Design</text:p>
      <text:p text:style-name="P15">Jonas Tsigos, IMD, Konzept, Story, Grafik-Design</text:p>
      <text:p text:style-name="P15">Yannick Assert, DMS, Programmierung, System-Design</text:p>
      <text:p text:style-name="P7"/>
      <text:p text:style-name="P17">Must Have:</text:p>
      <text:p text:style-name="P15">- Game-engine</text:p>
      <text:p text:style-name="P15">- First Playable</text:p>
      <text:p text:style-name="P15">- Design &amp; Story</text:p>
      <text:p text:style-name="P15">- Menu, Optionen, Start</text:p>
      <text:p text:style-name="P15">- Soundtheme Effects</text:p>
      <text:p text:style-name="P7"/>
      <text:p text:style-name="P17">Nice To Have:</text:p>
      <text:p text:style-name="P15"><text:soft-page-break/>- Items, Achievements</text:p>
      <text:p text:style-name="P15">- Intro, Animation<text:span text:style-name="T38">en</text:span>, Splashscreen</text:p>
      <text:p text:style-name="P15">- mehr Levels</text:p>
      <text:p text:style-name="P15">- Level Events</text:p>
      <text:p text:style-name="P15">- iOs, Android Versionen</text:p>
      <text:p text:style-name="P15">- mehr Optionen</text:p>
      <text:p text:style-name="P7"/>
      <text:p text:style-name="_5b_Basic_20_Paragraph_5d_"/>
      <text:p text:style-name="_5b_Basic_20_Paragraph_5d_"><text:span text:style-name="h1"><text:span text:style-name="T1">II. Game Design Perspectives</text:span></text:span></text:p>
      <text:p text:style-name="P7"/>
      <text:p text:style-name="P7"/>
      <text:p text:style-name="_5b_Basic_20_Paragraph_5d_"><text:span text:style-name="h2"><text:span text:style-name="T2">Spielziel</text:span></text:span></text:p>
      <text:p text:style-name="P21"/>
      <text:p text:style-name="P21"><text:span text:style-name="p-Eigene-Inhalte"><text:span text:style-name="T12">Der Spieler soll das Ende des Levels mit einem möglichst langen Raupenkörper erreichen und als unterstützendes Ziel dabei versuchen so viele Punkte wie möglich zu sammeln.</text:span></text:span></text:p>
      <text:p text:style-name="P7"><text:span text:style-name="p-Erläuterungen"><text:span text:style-name="T18"/></text:span></text:p>
      <text:p text:style-name="_5b_Basic_20_Paragraph_5d_"/>
      <text:p text:style-name="_5b_Basic_20_Paragraph_5d_"><text:span text:style-name="h2"><text:span text:style-name="T2">Gameplay und Story</text:span></text:span></text:p>
      <text:p text:style-name="P15"><text:span text:style-name="p-Erläuterungen"><text:span text:style-name="T18"/></text:span></text:p>
      <text:p text:style-name="P8">Die Raupe Eruca ist auf der Such<text:span text:style-name="T33">e</text:span> nach Vitaminen um sich endlich in einen Kokon zu verwandeln und zu einem Schmetterling zu werden. Dabei wird sie vom Spieler in einer 2D-Seitenansicht <text:span text:style-name="T33">meist von links nach rechts</text:span> durch ein Level geführt, <text:span text:style-name="T33">welches mit Gegnern und Gefahren gespickt ist. Diese kann sie durch Rennen und Springen überwinden und hat ihr Ziel erreicht wenn sie die große Erdbeere am Ende des Levels gefunden hat.</text:span></text:p>
      <text:p text:style-name="P8"/>
      <text:p text:style-name="P9">Der Körper von Eruca besteht aus ein bis zehn Segmenten, die beim Kontakt mit Gegnern oder Gefahren einzeln verloren gehen können und beim Aufsammeln von kleinen Erdbeeren hinzu gewonnen werden. Da die Segmente sich hinter dem Raupenkopf her ziehen gewinnt die Raupe mit jedem Körperteil an Länge und es wird schwieriger unbeschadet durch das Level zu navigieren. Mit einem kurzen Körper hingegen wird es einfacher. So wird sichergestellt, dass Spieler, die viele Treffer einstecken, nicht frustriert werden und eine höhere Chance bekommen das Levelende zu erreichen (zum Preis eines niedrigeren Punktestands). </text:p>
      <text:p text:style-name="P9">Hat die Raupe nur noch ein einziges Segment und erleidet einen Treffer, wird sie beim letzten Checkpoint mit sechs Segmenten wiederbelebt und muss den Levelabschnitt nochmal spielen. </text:p>
      <text:p text:style-name="P9"/>
      <text:p text:style-name="P9">Um den Nachteil eines langen Körpers beim Ausweichen von Gegnern und Gefahren ein wenig auszugleichen, kann sich Eruca beim Drücken einer Taste zusammenziehen und nimmt dann nur noch einen Bruchteil ihrer eigentlichen Länge ein. So kann sicher in engen <text:s/>Gebieten navigiert werden. </text:p>
      <text:p text:style-name="P9"/>
      <text:p text:style-name="P10">Das Einsammeln von <text:span text:style-name="T35">Pflaumen und Kirschen</text:span> bringt dem Spieler Punkte <text:span text:style-name="T35">(dabei geben Pflaumen 5 und Kirschen 10 Punkte) </text:span>, die am Ende des Spiels mit der Anzahl an Segmenten, mit der man das Level beendet hat, multipliziert werden. Jeder Tod, den Eruca erlitten hat, dekrementiert den Multiplikator, ohne ihn jemals unter Null zu bringen. Die minimale Punktzahl ist also 0. Der Punktestand kann am Ende bei Bedarf in eine Liste eingetragen werden. <text:s/></text:p>
      <text:p text:style-name="P10"/>
      <text:p text:style-name="P7"><text:soft-page-break/></text:p>
      <text:p text:style-name="_5b_Basic_20_Paragraph_5d_"><text:span text:style-name="h2"><text:span text:style-name="T2">Setting / World</text:span></text:span></text:p>
      <text:p text:style-name="_5b_Basic_20_Paragraph_5d_"><text:span text:style-name="p-Beispiele"><text:span text:style-name="T17"/></text:span></text:p>
      <text:p text:style-name="P22"><text:span text:style-name="p-Beispiele"><text:span text:style-name="T26">Das Level von „Eruca – Soon a Coocoon“ ist auf einer grünen Wiese angesiedelt, mit Gras, das im Hintergrund wächst und Wildleben aus dem Insektenbereich. Man sieht die Umgebung als 2D-Seitenansicht, welche in einem Wasserfarben- bzw. Aquarellstil handgemalt wurde um eine idyllische Atmosphäre zu erzeugen. </text:span></text:span></text:p>
      <text:p text:style-name="P22"><text:span text:style-name="p-Beispiele"><text:span text:style-name="T26"/></text:span></text:p>
      <text:p text:style-name="P22"><text:span text:style-name="p-Beispiele"><text:span text:style-name="T26">Das Level beginnt mit Eruca auf einer freien Fläche, auf der der Spieler </text:span></text:span><text:span text:style-name="p-Beispiele"><text:span text:style-name="T27">erst mal</text:span></text:span><text:span text:style-name="p-Beispiele"><text:span text:style-name="T26"> das Bewegen der Spielfigur ausprobieren kann. Am rechten Rand sieht man einen kleinen Plattformstumpf, aus dem nach links eine weitere Plattform ragt. In der Ecke unter der horizontalen Plattform befindet sich eine Erdbeere. </text:span></text:span></text:p>
      <text:p text:style-name="P22"><text:span text:style-name="p-Beispiele"><text:span text:style-name="T26">Nachdem der Spieler gelernt hat, was die Erdbeere macht und wie man über die Plattform springt, kommt er zu einem Abschnitt in dem er entweder über eine Plattform springen kann um einen Abgrund zu überwinden oder eine Route weiter unten nehmen kann. <text:s/></text:span></text:span></text:p>
      <text:p text:style-name="P11">Im Anschluss wird der Spieler mit den ersten beweglichen Plattformen konfrontiert, die ihm dabei helfen über einen Abgrund zu springen.</text:p>
      <text:p text:style-name="P11">Es folgt die Einführung der Kontraktionsfähigeit durch ein stampfendes Tier, von welchem nur die Beine zu sehen sind. Diese bewegen sich rhytmischen Bewegungen von oben nach unten und können nur durchquert werden, wenn sich die Raupe in den Zwischenräumen zwischen den Beinen zusammenzieht und geduldig wartet bis sich eine Lücke bildet.</text:p>
      <text:p text:style-name="P12">Danach muss sich die Raupe auf vertikal angeordneten Plateaus hocharbeiten um auf herunterfallenden Blättern wieder sicher auf gen Boden zu segeln. </text:p>
      <text:p text:style-name="P12"><text:span text:style-name="T34">Die nächste Herausforderung befindet sich unter der Erde</text:span>. Dort lauern einige Rhinozeros-Käfer, die beim Anblick von Eruca auf sie zu stürmen.</text:p>
      <text:p text:style-name="P12">Hat der Spieler dies gemeistert, wartet eine <text:span text:style-name="T34">V</text:span>erfolgungsjagd mit einem Maulwu<text:span text:style-name="T34">r</text:span>f auf sie, in der sie vor dem aufgeschreckten Nager davon laufen muss um schließlich <text:span text:style-name="T34">auf</text:span> einem Picknick-Tisch zu landen. Dort findet sie nach einer Begegnung mit einer Spinnenfamilie endlich die große Erdbeere und das Level ist beendet.</text:p>
      <text:p text:style-name="P2"><text:span text:style-name="h2"><text:span text:style-name="T19"/></text:span></text:p>
      <text:p text:style-name="_5b_Basic_20_Paragraph_5d_"><text:span text:style-name="h2"><text:span text:style-name="T2">Charaktere</text:span></text:span></text:p>
      <text:p text:style-name="P3"><text:span text:style-name="p-Eigene-Inhalte"><text:span text:style-name="T19"/></text:span></text:p>
      <text:p text:style-name="_5b_Basic_20_Paragraph_5d_"><text:span text:style-name="p-Eigene-Inhalte"><text:span text:style-name="T6">Raupe<text:tab/><text:tab/><text:tab/>Eruca<text:tab/><text:tab/>(Spieler)</text:span></text:span></text:p>
      <text:p text:style-name="_5b_Basic_20_Paragraph_5d_"><text:span text:style-name="p-Eigene-Inhalte"><text:span text:style-name="T6">Die junge Raupe Eruca macht sich auf die Reise um die Welt zu entdecken. </text:span></text:span><text:span text:style-name="p-Eigene-Inhalte"><text:span text:style-name="T13">Sieher Kapitel Gameplay.</text:span></text:span></text:p>
      <text:p text:style-name="P3"><text:span text:style-name="p-Eigene-Inhalte"><text:span text:style-name="T19"/></text:span></text:p>
      <text:p text:style-name="_5b_Basic_20_Paragraph_5d_"><text:span text:style-name="p-Eigene-Inhalte"><text:span text:style-name="T6">Marienkäfer<text:tab/><text:tab/><text:tab/><text:tab/>(Gegner)</text:span></text:span></text:p>
      <text:p text:style-name="P23"><text:span text:style-name="p-Eigene-Inhalte"><text:span text:style-name="T21">Die Marienkäfer bewegen sich auf geraden Linien hin und her und patrouillieren durch die Level. Bei Kontakt mit ihnen wird Eruca zurück geworfen und verliert ein Segment.</text:span></text:span></text:p>
      <text:p text:style-name="P23"><text:span text:style-name="p-Eigene-Inhalte"><text:span text:style-name="T21"/></text:span></text:p>
      <text:p text:style-name="_5b_Basic_20_Paragraph_5d_"><text:span text:style-name="p-Eigene-Inhalte"><text:span text:style-name="T6">Wespen<text:tab/><text:tab/><text:tab/><text:tab/><text:tab/></text:span></text:span></text:p>
      <text:p text:style-name="P24"><text:span text:style-name="p-Eigene-Inhalte"><text:span text:style-name="T13">Wespen bewegen sich durch die Luft und behindern den Spieler beim springen. Sie werden aber selten mehr als einmal gesehen, da sie sich in eine Richtung bewegen und nicht umkehren.</text:span></text:span></text:p>
      <text:p text:style-name="P3"><text:span text:style-name="p-Eigene-Inhalte"><text:span text:style-name="T19"/></text:span></text:p>
      <text:p text:style-name="P24"><text:span text:style-name="p-Eigene-Inhalte"><text:span text:style-name="T13">Rhinozeros-Käfer:</text:span></text:span></text:p>
      <text:p text:style-name="P24"><text:span text:style-name="p-Eigene-Inhalte"><text:span text:style-name="T13">Diese Käfer warten bis sie Eruca in ihrer Sichtlinie haben. Wenn sie die Raupe erspäht haben, stürmen sie auf den Spieler zu, aber nur bis zu einem gewissen Punkt. Danach drehen sie um und kehren an ihre Ausgangsposition zurück.</text:span></text:span></text:p>
      <text:p text:style-name="P24"/>
      <text:p text:style-name="P24"><text:soft-page-break/><text:span text:style-name="p-Eigene-Inhalte"><text:span text:style-name="T13"/></text:span></text:p>
      <text:p text:style-name="P7"/>
      <text:p text:style-name="_5b_Basic_20_Paragraph_5d_"><text:span text:style-name="h2"><text:span text:style-name="T2">Festlegung der Handlungsoptionen des Spielers - Steuerung</text:span></text:span></text:p>
      <text:p text:style-name="P4"><text:span text:style-name="p-Erläuterungen"><text:span text:style-name="T19"/></text:span></text:p>
      <text:p text:style-name="P25"><text:span text:style-name="p-Erläuterungen"><text:span text:style-name="T28">A / Pfeiltaste links: Beschleunigt Eruca nach links</text:span></text:span></text:p>
      <text:p text:style-name="P25"><text:span text:style-name="p-Erläuterungen"><text:span text:style-name="T28"/></text:span></text:p>
      <text:p text:style-name="P25"><text:span text:style-name="p-Erläuterungen"><text:span text:style-name="T28">D / Pfeiltaste rechts: Beschleunigt Eruca nach rechts</text:span></text:span></text:p>
      <text:p text:style-name="P25"><text:span text:style-name="p-Erläuterungen"><text:span text:style-name="T28"/></text:span></text:p>
      <text:p text:style-name="P25"><text:span text:style-name="p-Erläuterungen"><text:span text:style-name="T28">Leertaste: Lässt Eruca springen</text:span></text:span></text:p>
      <text:p text:style-name="P25"><text:span text:style-name="p-Erläuterungen"><text:span text:style-name="T28"/></text:span></text:p>
      <text:p text:style-name="P25"><text:span text:style-name="p-Erläuterungen"><text:span text:style-name="T28">Shift links: Lässt Eruca sich zusammenziehen</text:span></text:span></text:p>
      <text:p text:style-name="P25"><text:span text:style-name="p-Erläuterungen"><text:span text:style-name="T28"/></text:span></text:p>
      <text:p text:style-name="P7"/>
      <text:p text:style-name="_5b_Basic_20_Paragraph_5d_"><text:span text:style-name="h2"><text:span text:style-name="T2">Handlungsoptionen der Figur</text:span></text:span></text:p>
      <text:p text:style-name="_5b_Basic_20_Paragraph_5d_"><text:span text:style-name="p-Erläuterungen"><text:span text:style-name="T18"/></text:span></text:p>
      <text:p text:style-name="P25"><text:span text:style-name="p-Erläuterungen"><text:span text:style-name="T28">Eruca kann:</text:span></text:span></text:p>
      <text:p text:style-name="P25"><text:span text:style-name="p-Erläuterungen"><text:span text:style-name="T28"><text:tab/>- Rennen in verschiedenen Geschwindigkeiten, nach rechts oder links</text:span></text:span></text:p>
      <text:p text:style-name="P25"><text:span text:style-name="p-Erläuterungen"><text:span text:style-name="T28"><text:tab/>- Springen, in verschiedenen Höhen, auch an vertikalen Flächen hoch</text:span></text:span></text:p>
      <text:p text:style-name="P25"><text:span text:style-name="p-Erläuterungen"><text:span text:style-name="T28"><text:tab/>- Sich zusammenziehen</text:span></text:span></text:p>
      <text:p text:style-name="P7"/>
      <text:p text:style-name="P7"/>
      <text:p text:style-name="P7"><text:span text:style-name="h2"><text:span text:style-name="T2"/></text:span></text:p>
      <text:p text:style-name="_5b_Basic_20_Paragraph_5d_"><text:span text:style-name="h2"><text:span text:style-name="T2">Hauptmenü</text:span></text:span></text:p>
      <text:p text:style-name="_5b_Basic_20_Paragraph_5d_"><text:span text:style-name="p-Erläuterungen"><text:span text:style-name="T18"/></text:span></text:p>
      <text:p text:style-name="P25"><text:span text:style-name="p-Erläuterungen"><text:span text:style-name="T28">Das Hauptmenü erlaubt dem Spieler das Spiel zu beenden oder das Level zu starten. Hat der Spieler das Level beendet, gelangt er in einen Scorescreen, in dem er seinen Namen eingeben und seinen Punktestand speichern kann. Hier werden auch die zehn besten Punktestände von allen Spielern angezeigt. Man kann sich entscheiden das Level nochmal zu spielen oder das Spiel zu beenden.</text:span></text:span></text:p>
      <text:p text:style-name="P25"><text:span text:style-name="p-Erläuterungen"><text:span text:style-name="T28"/></text:span></text:p>
      <text:p text:style-name="P26"/>
      <text:p text:style-name="P26"><text:span text:style-name="p-Erläuterungen"><text:span text:style-name="T19"/></text:span></text:p>
      <text:p text:style-name="_5b_Basic_20_Paragraph_5d_"><text:span text:style-name="h2"><text:span text:style-name="T2">Spielmenü - Ingame Interface</text:span></text:span></text:p>
      <text:p text:style-name="P26"><text:span text:style-name="p-Erläuterungen"><text:span text:style-name="T19"/></text:span></text:p>
      <text:p text:style-name="P5"><text:span text:style-name="p-Erläuterungen"><text:span text:style-name="T23">Während des Spiels wird dem Spieler in der oberen linken Ecke sein Punktestand und sein aktueller Multiplikator angezeigt. Seine Lebensanzeige ergibt sich aus dem Raupenkörper.</text:span></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Ruda" svg:font-family="Ruda" style:font-family-generic="roman" style:font-pitch="variable"/>
    <style:font-face style:name="Ruda-Bold" svg:font-family="Ruda-Bold"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nionPro-Regular" svg:font-family="MinionPro-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_5b_No_20_Paragraph_20_Style_5d_" style:display-name="[No Paragraph Style]" style:family="paragraph" style:default-outline-level="">
      <style:paragraph-properties fo:margin-left="0cm" fo:margin-right="0cm" fo:margin-top="0cm" fo:margin-bottom="0cm" loext:contextual-spacing="false" fo:text-align="start" style:justify-single-word="false" fo:orphans="2" fo:widows="2" fo:text-indent="0cm" style:auto-text-indent="false" style:vertical-align="middle" style:writing-mode="lr-tb"/>
      <style:text-properties fo:color="#000000" style:text-line-through-style="none" style:text-line-through-type="none" style:font-name="Ruda-Bold" fo:font-family="Ruda-Bold" style:font-family-generic="roman" style:font-pitch="variable" fo:font-size="12pt" fo:letter-spacing="normal" fo:font-style="normal" fo:font-weight="normal" style:font-name-asian="MinionPro-Regular" style:font-family-asian="MinionPro-Regular" style:font-family-generic-asian="system" style:font-pitch-asian="variable" style:font-size-asian="12pt" style:font-style-asian="normal" style:font-weight-asian="normal" style:text-emphasize="none" style:text-scale="100%"/>
    </style:style>
    <style:style style:name="_5b_Basic_20_Paragraph_5d_" style:display-name="[Basic Paragraph]" style:family="paragraph" style:parent-style-name="_5b_No_20_Paragraph_20_Style_5d_" style:default-outline-level="">
      <style:paragraph-properties fo:margin-left="0cm" fo:margin-right="0cm" fo:margin-top="0cm" fo:margin-bottom="0cm" loext:contextual-spacing="false" fo:text-align="start" style:justify-single-word="false" fo:text-indent="0cm" style:auto-text-indent="false" style:vertical-align="middle"/>
      <style:text-properties fo:color="#000000" style:text-line-through-style="none" style:text-line-through-type="none" fo:font-size="12pt" fo:letter-spacing="normal" fo:font-style="normal" fo:font-weight="normal" style:font-size-asian="12pt" style:font-style-asian="normal" style:font-weight-asian="normal" style:text-emphasize="none" style:text-scale="100%"/>
    </style:style>
    <style:style style:name="h1" style:family="text">
      <style:text-properties fo:color="#000000" style:text-outline="false" fo:font-size="30pt" fo:font-style="normal" fo:font-weight="bold" style:font-size-asian="30pt" style:font-style-asian="normal" style:font-weight-asian="bold"/>
    </style:style>
    <style:style style:name="p-Eigene-Inhalte" style:family="text">
      <style:text-properties fo:color="#000000" style:text-outline="false"/>
    </style:style>
    <style:style style:name="h2" style:family="text">
      <style:text-properties fo:color="#000000" style:text-outline="false" fo:font-size="18pt" fo:font-style="normal" fo:font-weight="bold" style:font-size-asian="18pt" style:font-style-asian="normal" style:font-weight-asian="bold"/>
    </style:style>
    <style:style style:name="p-Beispiele" style:family="text">
      <style:text-properties fo:color="#00ffff" style:text-outline="false"/>
    </style:style>
    <style:style style:name="p-Erläuterungen" style:family="text">
      <style:text-properties fo:color="#d80000" style:text-outline="false"/>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5T23:04:15.714500000</meta:creation-date>
    <dc:date>2014-08-31T03:00:11.778508000</dc:date>
    <meta:editing-duration>PT1H56M31S</meta:editing-duration>
    <meta:editing-cycles>12</meta:editing-cycles>
    <meta:generator>LibreOffice/4.3.0.4$MacOSX_X86_64 LibreOffice_project/62ad5818884a2fc2e5780dd45466868d41009ec0</meta:generator>
    <meta:document-statistic meta:table-count="0" meta:image-count="0" meta:object-count="0" meta:page-count="6" meta:paragraph-count="98" meta:word-count="1702" meta:character-count="11422" meta:non-whitespace-character-count="9774"/>
  </office:meta>
</office:document-meta>
</file>